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in" fo:margin-bottom="0in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in" fo:margin-bottom="0in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in" fo:margin-bottom="0in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in" fo:margin-bottom="0in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blockchain-based land and property registration system aims to create a secure, transparent, and efficient system for registering, transferring, and managing land and property records in Bangladesh. This system will leverage blockchain technology to provide a tamper-proof ledger of ownership and transactions, ensuring data integrity and reducing fraud.</text:p>
      <text:h text:style-name="Heading_20_3" text:outline-level="3">2. Key Components</text:h>
      <text:list text:style-name="L1">
        <text:list-item>
          <text:p text:style-name="P1"><text:span text:style-name="Strong_20_Emphasis">User Interface (UI)</text:span></text:p>
          <text:list>
            <text:list-item>
              <text:p text:style-name="P2">Web Application</text:p>
            </text:list-item>
            <text:list-item>
              <text:p text:style-name="P2">Mobile Application</text:p>
            </text:list-item>
            <text:list-item>
              <text:p text:style-name="P2">Admin Dashboard</text:p>
            </text:list-item>
          </text:list>
        </text:list-item>
        <text:list-item>
          <text:p text:style-name="P1"><text:span text:style-name="Strong_20_Emphasis">Blockchain Network</text:span></text:p>
          <text:list>
            <text:list-item>
              <text:p text:style-name="P2">Blockchain Platform (e.g., Ethereum, Hyperledger Fabric)</text:p>
            </text:list-item>
            <text:list-item>
              <text:p text:style-name="P2">Smart Contracts</text:p>
            </text:list-item>
            <text:list-item>
              <text:p text:style-name="P2">Nodes (Validators, Miners)</text:p>
            </text:list-item>
          </text:list>
        </text:list-item>
        <text:list-item>
          <text:p text:style-name="P1"><text:span text:style-name="Strong_20_Emphasis">Backend System</text:span></text:p>
          <text:list>
            <text:list-item>
              <text:p text:style-name="P2">API Gateway</text:p>
            </text:list-item>
            <text:list-item>
              <text:p text:style-name="P2">Microservices</text:p>
            </text:list-item>
            <text:list-item>
              <text:p text:style-name="P2">Database (Off-chain storage)</text:p>
            </text:list-item>
            <text:list-item>
              <text:p text:style-name="P2">Identity Management</text:p>
            </text:list-item>
            <text:list-item>
              <text:p text:style-name="P2">Security and Access Control</text:p>
            </text:list-item>
          </text:list>
        </text:list-item>
        <text:list-item>
          <text:p text:style-name="P1"><text:span text:style-name="Strong_20_Emphasis">Integration Layer</text:span></text:p>
          <text:list>
            <text:list-item>
              <text:p text:style-name="P2">Government Databases (e.g., national ID, tax records)</text:p>
            </text:list-item>
            <text:list-item>
              <text:p text:style-name="P2">GIS (Geographic Information System)</text:p>
            </text:list-item>
            <text:list-item>
              <text:p text:style-name="P2">Payment Gateways</text:p>
            </text:list-item>
          </text:list>
        </text:list-item>
        <text:list-item>
          <text:p text:style-name="P1"><text:span text:style-name="Strong_20_Emphasis">Development and Deployment Environment</text:span></text:p>
          <text:list>
            <text:list-item>
              <text:p text:style-name="P2">Development Tools and Frameworks</text:p>
            </text:list-item>
            <text:list-item>
              <text:p text:style-name="P2">Continuous Integration/Continuous Deployment (CI/CD)</text:p>
            </text:list-item>
            <text:list-item>
              <text:p text:style-name="P1">Cloud Infrastructure</text:p>
            </text:list-item>
          </text:list>
        </text:list-item>
      </text:list>
      <text:h text:style-name="Heading_20_3" text:outline-level="3">3. Detailed System Architecture</text:h>
      <text:h text:style-name="Heading_20_4" text:outline-level="4">3.1 User Interface (UI)</text:h>
      <text:p text:style-name="Text_20_body"><text:span text:style-name="Strong_20_Emphasis">Web Application</text:span></text:p>
      <text:list text:style-name="L2">
        <text:list-item>
          <text:p text:style-name="P4">Developed using modern web technologies (React.js, Angular.js)</text:p>
        </text:list-item>
        <text:list-item>
          <text:p text:style-name="P4">Accessible by property owners, buyers, sellers, and government officials</text:p>
        </text:list-item>
        <text:list-item>
          <text:p text:style-name="P3">Features: property search, transaction history, registration forms, user profiles</text:p>
        </text:list-item>
      </text:list>
      <text:p text:style-name="Text_20_body"><text:span text:style-name="Strong_20_Emphasis">Mobile Application</text:span></text:p>
      <text:list text:style-name="L3">
        <text:list-item>
          <text:p text:style-name="P6">Developed for iOS and Android using Flutter or React Native</text:p>
        </text:list-item>
        <text:list-item>
          <text:p text:style-name="P5">Similar features as the web application for accessibility on the go</text:p>
        </text:list-item>
      </text:list>
      <text:p text:style-name="Text_20_body"><text:soft-page-break/><text:span text:style-name="Strong_20_Emphasis">Admin Dashboard</text:span></text:p>
      <text:list text:style-name="L4">
        <text:list-item>
          <text:p text:style-name="P8">Web-based dashboard for government officials to manage and oversee the system</text:p>
        </text:list-item>
        <text:list-item>
          <text:p text:style-name="P7">Features: user management, transaction approval, dispute resolution, system monitoring</text:p>
        </text:list-item>
      </text:list>
      <text:h text:style-name="Heading_20_4" text:outline-level="4">3.2 Blockchain Network</text:h>
      <text:p text:style-name="Text_20_body"><text:span text:style-name="Strong_20_Emphasis">Blockchain Platform</text:span></text:p>
      <text:list text:style-name="L5">
        <text:list-item>
          <text:p text:style-name="P9">Choose a blockchain platform like Ethereum for its smart contract capability or Hyperledger Fabric for its permissioned network features</text:p>
        </text:list-item>
      </text:list>
      <text:p text:style-name="Text_20_body"><text:span text:style-name="Strong_20_Emphasis">Smart Contracts</text:span></text:p>
      <text:list text:style-name="L6">
        <text:list-item>
          <text:p text:style-name="P11">Implement smart contracts to handle property registration, transfer of ownership, and verification processes</text:p>
        </text:list-item>
        <text:list-item>
          <text:p text:style-name="P10">Ensure smart contracts are secure and audited</text:p>
        </text:list-item>
      </text:list>
      <text:p text:style-name="Text_20_body"><text:span text:style-name="Strong_20_Emphasis">Nodes</text:span></text:p>
      <text:list text:style-name="L7">
        <text:list-item>
          <text:p text:style-name="P13">Validator or miner nodes distributed across various government departments to ensure decentralization and security</text:p>
        </text:list-item>
        <text:list-item>
          <text:p text:style-name="P12">Nodes participate in consensus mechanisms (Proof of Stake for Ethereum 2.0 or Practical Byzantine Fault Tolerance for Hyperledger Fabric)</text:p>
        </text:list-item>
      </text:list>
      <text:h text:style-name="Heading_20_4" text:outline-level="4">3.3 Backend System</text:h>
      <text:p text:style-name="Text_20_body"><text:span text:style-name="Strong_20_Emphasis">API Gateway</text:span></text:p>
      <text:list text:style-name="L8">
        <text:list-item>
          <text:p text:style-name="P15">Centralized entry point for all API requests</text:p>
        </text:list-item>
        <text:list-item>
          <text:p text:style-name="P14">Handles routing, rate limiting, and security (using tools like Kong or Amazon API Gateway)</text:p>
        </text:list-item>
      </text:list>
      <text:p text:style-name="Text_20_body"><text:span text:style-name="Strong_20_Emphasis">Microservices</text:span></text:p>
      <text:list text:style-name="L9">
        <text:list-item>
          <text:p text:style-name="P17">Decompose the system into microservices such as User Management, Property Management, Transaction Management, and Notification Service</text:p>
        </text:list-item>
        <text:list-item>
          <text:p text:style-name="P16">Developed using Node.js or Python (Django/Flask)</text:p>
        </text:list-item>
      </text:list>
      <text:p text:style-name="Text_20_body"><text:span text:style-name="Strong_20_Emphasis">Database (Off-chain Storage)</text:span></text:p>
      <text:list text:style-name="L10">
        <text:list-item>
          <text:p text:style-name="P19">Store large data files, such as property documents and user information, off-chain in a secure database (e.g., PostgreSQL, MongoDB)</text:p>
        </text:list-item>
        <text:list-item>
          <text:p text:style-name="P18">Use IPFS (InterPlanetary File System) for decentralized file storage</text:p>
        </text:list-item>
      </text:list>
      <text:p text:style-name="Text_20_body"><text:span text:style-name="Strong_20_Emphasis">Identity Management</text:span></text:p>
      <text:list text:style-name="L11">
        <text:list-item>
          <text:p text:style-name="P21">Implement a robust identity management system using OAuth 2.0 or OpenID Connect</text:p>
        </text:list-item>
        <text:list-item>
          <text:p text:style-name="P20">Integrate with national identity databases for user verification</text:p>
        </text:list-item>
      </text:list>
      <text:p text:style-name="Text_20_body"><text:span text:style-name="Strong_20_Emphasis">Security and Access Control</text:span></text:p>
      <text:list text:style-name="L12">
        <text:list-item>
          <text:p text:style-name="P23">Implement Role-Based Access Control (RBAC) to ensure proper permissions</text:p>
        </text:list-item>
        <text:list-item>
          <text:p text:style-name="P22">Use encryption (TLS/SSL) for data in transit and at rest</text:p>
        </text:list-item>
      </text:list>
      <text:h text:style-name="Heading_20_4" text:outline-level="4"><text:soft-page-break/>3.4 Integration Layer</text:h>
      <text:p text:style-name="Text_20_body"><text:span text:style-name="Strong_20_Emphasis">Government Databases</text:span></text:p>
      <text:list text:style-name="L13">
        <text:list-item>
          <text:p text:style-name="P25">Integrate with existing government databases for national ID verification, tax records, and land records</text:p>
        </text:list-item>
        <text:list-item>
          <text:p text:style-name="P24">Use secure APIs to fetch and validate data</text:p>
        </text:list-item>
      </text:list>
      <text:p text:style-name="Text_20_body"><text:span text:style-name="Strong_20_Emphasis">GIS (Geographic Information System)</text:span></text:p>
      <text:list text:style-name="L14">
        <text:list-item>
          <text:p text:style-name="P27">Integrate GIS for mapping properties accurately</text:p>
        </text:list-item>
        <text:list-item>
          <text:p text:style-name="P26">Use tools like ArcGIS or open-source alternatives like QGIS</text:p>
        </text:list-item>
      </text:list>
      <text:p text:style-name="Text_20_body"><text:span text:style-name="Strong_20_Emphasis">Payment Gateways</text:span></text:p>
      <text:list text:style-name="L15">
        <text:list-item>
          <text:p text:style-name="P29">Integrate with local payment gateways (bKash, Rocket) and banks for transaction fees and taxes</text:p>
        </text:list-item>
        <text:list-item>
          <text:p text:style-name="P28">Ensure secure payment processing</text:p>
        </text:list-item>
      </text:list>
      <text:h text:style-name="Heading_20_4" text:outline-level="4">3.5 Development and Deployment Environment</text:h>
      <text:p text:style-name="Text_20_body"><text:span text:style-name="Strong_20_Emphasis">Development Tools and Frameworks</text:span></text:p>
      <text:list text:style-name="L16">
        <text:list-item>
          <text:p text:style-name="P31">Use modern development frameworks and tools (React, Node.js, Docker)</text:p>
        </text:list-item>
        <text:list-item>
          <text:p text:style-name="P30">Maintain code repositories on GitHub or GitLab</text:p>
        </text:list-item>
      </text:list>
      <text:p text:style-name="Text_20_body"><text:span text:style-name="Strong_20_Emphasis">Continuous Integration/Continuous Deployment (CI/CD)</text:span></text:p>
      <text:list text:style-name="L17">
        <text:list-item>
          <text:p text:style-name="P33">Implement CI/CD pipelines using Jenkins, CircleCI, or GitHub Actions</text:p>
        </text:list-item>
        <text:list-item>
          <text:p text:style-name="P32">Automated testing, building, and deployment processes</text:p>
        </text:list-item>
      </text:list>
      <text:p text:style-name="Text_20_body"><text:span text:style-name="Strong_20_Emphasis">Cloud Infrastructure</text:span></text:p>
      <text:list text:style-name="L18">
        <text:list-item>
          <text:p text:style-name="P35">Deploy on a scalable cloud platform (AWS, Azure, Google Cloud)</text:p>
        </text:list-item>
        <text:list-item>
          <text:p text:style-name="P35">Use container orchestration (Kubernetes) for managing microservices</text:p>
        </text:list-item>
        <text:list-item>
          <text:p text:style-name="P34">Ensure high availability and disaster recovery mechanisms</text:p>
        </text:list-item>
      </text:list>
      <text:h text:style-name="Heading_20_3" text:outline-level="3">4. Workflow</text:h>
      <text:list text:style-name="L19">
        <text:list-item>
          <text:p text:style-name="P36"><text:span text:style-name="Strong_20_Emphasis">User Registration</text:span></text:p>
          <text:list>
            <text:list-item>
              <text:p text:style-name="P37">Users register on the platform using their national ID</text:p>
            </text:list-item>
            <text:list-item>
              <text:p text:style-name="P37">Verification via integration with government databases</text:p>
            </text:list-item>
          </text:list>
        </text:list-item>
        <text:list-item>
          <text:p text:style-name="P36"><text:span text:style-name="Strong_20_Emphasis">Property Registration</text:span></text:p>
          <text:list>
            <text:list-item>
              <text:p text:style-name="P37">Property owners submit registration details and documents</text:p>
            </text:list-item>
            <text:list-item>
              <text:p text:style-name="P37">Smart contract validates and records the registration on the blockchain</text:p>
            </text:list-item>
          </text:list>
        </text:list-item>
        <text:list-item>
          <text:p text:style-name="P36"><text:span text:style-name="Strong_20_Emphasis">Property Transfer</text:span></text:p>
          <text:list>
            <text:list-item>
              <text:p text:style-name="P37">Buyer and seller initiate a property transfer</text:p>
            </text:list-item>
            <text:list-item>
              <text:p text:style-name="P37">Smart contract manages the transaction, updating ownership on the blockchain upon successful completion</text:p>
            </text:list-item>
          </text:list>
        </text:list-item>
        <text:list-item>
          <text:p text:style-name="P36"><text:span text:style-name="Strong_20_Emphasis">Transaction History</text:span></text:p>
          <text:list>
            <text:list-item>
              <text:p text:style-name="P37"><text:soft-page-break/>All transactions are recorded on the blockchain, providing an immutable history of ownership</text:p>
            </text:list-item>
          </text:list>
        </text:list-item>
        <text:list-item>
          <text:p text:style-name="P36"><text:span text:style-name="Strong_20_Emphasis">Dispute Resolution</text:span></text:p>
          <text:list>
            <text:list-item>
              <text:p text:style-name="P37">Admins use the dashboard to manage disputes</text:p>
            </text:list-item>
            <text:list-item>
              <text:p text:style-name="P36">Smart contracts can enforce resolution outcomes</text:p>
            </text:list-item>
          </text:list>
        </text:list-item>
      </text:list>
      <text:h text:style-name="Heading_20_3" text:outline-level="3">5. Security and Compliance</text:h>
      <text:list text:style-name="L20">
        <text:list-item>
          <text:p text:style-name="P39">Implement end-to-end encryption</text:p>
        </text:list-item>
        <text:list-item>
          <text:p text:style-name="P39">Regular security audits of smart contracts and system components</text:p>
        </text:list-item>
        <text:list-item>
          <text:p text:style-name="P38">Compliance with local regulations and international standards (GDPR, ISO 27001)</text:p>
        </text:list-item>
      </text:list>
      <text:h text:style-name="Heading_20_3" text:outline-level="3">6. Scalability and Performance</text:h>
      <text:list text:style-name="L21">
        <text:list-item>
          <text:p text:style-name="P41">Use sharding or layer-2 solutions (e.g., Plasma, Rollups) for scaling the blockchain</text:p>
        </text:list-item>
        <text:list-item>
          <text:p text:style-name="P40">Optimize smart contracts and off-chain databases for performance</text:p>
        </text:list-item>
      </text:list>
      <text:h text:style-name="Heading_20_3" text:outline-level="3">7. Maintenance and Support</text:h>
      <text:list text:style-name="L22">
        <text:list-item>
          <text:p text:style-name="P43">Regular updates and patches for security and functionality</text:p>
        </text:list-item>
        <text:list-item>
          <text:p text:style-name="P42">24/7 support team for user assistance and system maintenanc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22:48:47.401000000</meta:creation-date>
    <dc:date>2024-06-08T22:48:48.341000000</dc:date>
    <meta:editing-duration>PT1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107" meta:word-count="776" meta:character-count="5356" meta:non-whitespace-character-count="4765"/>
  </office:meta>
</office:document-meta>
</file>